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52mm"/>
    </style:style>
    <style:style style:name="co11" style:family="table-column">
      <style:table-column-properties fo:break-before="auto" style:column-width="36.21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 PL UKai TW" fo:font-size="16pt" style:font-name-asian="AR PL UKai TW" style:font-size-asian="16pt" style:font-size-complex="16pt"/>
    </style:style>
    <style:style style:name="ce2" style:family="table-cell" style:parent-style-name="Default">
      <style:table-cell-properties fo:background-color="#ffff99"/>
      <style:text-properties style:font-name="AR PL UKai TW" fo:font-size="16pt" style:font-name-asian="AR PL UKai TW" style:font-size-asian="16pt" style:font-size-complex="16pt"/>
    </style:style>
    <style:style style:name="ce3" style:family="table-cell" style:parent-style-name="Default">
      <style:table-cell-properties fo:background-color="#66ffff"/>
      <style:text-properties style:font-name="AR PL UKai TW" fo:font-size="16pt" style:font-name-asian="AR PL UKai TW" style:font-size-asian="16pt" style:font-size-complex="16pt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blockbu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10" table:default-cell-style-name="ce1"/>
        <table:table-row table:style-name="ro1">
          <table:table-cell table:number-columns-repeated="2"/>
          <table:table-cell office:value-type="string" calcext:value-type="string">
            <text:p>樞紐表練習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資料來源：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ttps://en.wikipedia.org/wiki/List_of_highest-grossing_films_in_Canada_and_the_United_Stat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ttps://it.wikipedia.org/wiki/Film_con_maggiori_incassi_in_Canada_e_negli_Stati_Uniti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2" office:value-type="string" calcext:value-type="string">
            <text:p>從 pivot table 分頁剪貼過來的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序號</text:p>
          </table:table-cell>
          <table:table-cell/>
          <table:table-cell office:value-type="string" calcext:value-type="string">
            <text:p>片名</text:p>
          </table:table-cell>
          <table:table-cell office:value-type="string" calcext:value-type="string">
            <text:p>票房</text:p>
          </table:table-cell>
          <table:table-cell office:value-type="string" calcext:value-type="string">
            <text:p>年份</text:p>
          </table:table-cell>
          <table:table-cell office:value-type="string" calcext:value-type="string">
            <text:p>導演</text:p>
          </table:table-cell>
          <table:table-cell/>
          <table:table-cell table:style-name="ce2" office:value-type="string" calcext:value-type="string">
            <text:p>導演</text:p>
          </table:table-cell>
          <table:table-cell table:style-name="ce2" office:value-type="string" calcext:value-type="string">
            <text:p>Sum - 票房</text:p>
          </table:table-cell>
          <table:table-cell/>
          <table:table-cell table:style-name="ce3" office:value-type="string" calcext:value-type="string">
            <text:p>從 unique filter 分頁剪貼過來的</text:p>
          </table:table-cell>
          <table:table-cell office:value-type="string" calcext:value-type="string">
            <text:p>用 sumif 分項加總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 Wars: The Force Awakens </text:p>
          </table:table-cell>
          <table:table-cell office:value-type="float" office:value="936662225" calcext:value-type="float">
            <text:p>9366622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.J. Abrams </text:p>
          </table:table-cell>
          <table:table-cell/>
          <table:table-cell table:style-name="ce2" office:value-type="string" calcext:value-type="string">
            <text:p>Andrew Adamson</text:p>
          </table:table-cell>
          <table:table-cell table:style-name="ce2" office:value-type="float" office:value="552776575" calcext:value-type="float">
            <text:p>552776575</text:p>
          </table:table-cell>
          <table:table-cell/>
          <table:table-cell table:style-name="ce3" office:value-type="string" calcext:value-type="string">
            <text:p>Andrew Adamson</text:p>
          </table:table-cell>
          <table:table-cell table:formula="of:=SUMIF([.F$7:.F$56];[.K7];[.D$7:.D$56])" office:value-type="float" office:value="552776575" calcext:value-type="float">
            <text:p>55277657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atar </text:p>
          </table:table-cell>
          <table:table-cell office:value-type="float" office:value="838643426" calcext:value-type="float">
            <text:p>83864342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mes Cameron </text:p>
          </table:table-cell>
          <table:table-cell/>
          <table:table-cell table:style-name="ce2" office:value-type="string" calcext:value-type="string">
            <text:p>Andrew Stanton </text:p>
          </table:table-cell>
          <table:table-cell table:style-name="ce2" office:value-type="float" office:value="954451956" calcext:value-type="float">
            <text:p>954451956</text:p>
          </table:table-cell>
          <table:table-cell/>
          <table:table-cell table:style-name="ce3" office:value-type="string" calcext:value-type="string">
            <text:p>Andrew Stanton </text:p>
          </table:table-cell>
          <table:table-cell table:formula="of:=SUMIF([.F$7:.F$56];[.K8];[.D$7:.D$56])" office:value-type="float" office:value="954451956" calcext:value-type="float">
            <text:p>95445195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itanic </text:p>
          </table:table-cell>
          <table:table-cell office:value-type="float" office:value="945277435" calcext:value-type="float">
            <text:p>94527743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James Cameron </text:p>
          </table:table-cell>
          <table:table-cell/>
          <table:table-cell table:style-name="ce2" office:value-type="string" calcext:value-type="string">
            <text:p>Anthony e Joe Russo </text:p>
          </table:table-cell>
          <table:table-cell table:style-name="ce2" office:value-type="float" office:value="407299280" calcext:value-type="float">
            <text:p>407299280</text:p>
          </table:table-cell>
          <table:table-cell/>
          <table:table-cell table:style-name="ce3" office:value-type="string" calcext:value-type="string">
            <text:p>Anthony e Joe Russo </text:p>
          </table:table-cell>
          <table:table-cell table:formula="of:=SUMIF([.F$7:.F$56];[.K9];[.D$7:.D$56])" office:value-type="float" office:value="407299280" calcext:value-type="float">
            <text:p>40729928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rassic World </text:p>
          </table:table-cell>
          <table:table-cell office:value-type="float" office:value="652270625" calcext:value-type="float">
            <text:p>6522706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lin Trevorrow </text:p>
          </table:table-cell>
          <table:table-cell/>
          <table:table-cell table:style-name="ce2" office:value-type="string" calcext:value-type="string">
            <text:p>Byron Howard</text:p>
          </table:table-cell>
          <table:table-cell table:style-name="ce2" office:value-type="float" office:value="341268248" calcext:value-type="float">
            <text:p>341268248</text:p>
          </table:table-cell>
          <table:table-cell/>
          <table:table-cell table:style-name="ce3" office:value-type="string" calcext:value-type="string">
            <text:p>Byron Howard</text:p>
          </table:table-cell>
          <table:table-cell table:formula="of:=SUMIF([.F$7:.F$56];[.K10];[.D$7:.D$56])" office:value-type="float" office:value="341268248" calcext:value-type="float">
            <text:p>341268248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Avengers </text:p>
          </table:table-cell>
          <table:table-cell office:value-type="float" office:value="642513132" calcext:value-type="float">
            <text:p>6425131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oss Whedon </text:p>
          </table:table-cell>
          <table:table-cell/>
          <table:table-cell table:style-name="ce2" office:value-type="string" calcext:value-type="string">
            <text:p>Chris Buck</text:p>
          </table:table-cell>
          <table:table-cell table:style-name="ce2" office:value-type="float" office:value="407092569" calcext:value-type="float">
            <text:p>407092569</text:p>
          </table:table-cell>
          <table:table-cell/>
          <table:table-cell table:style-name="ce3" office:value-type="string" calcext:value-type="string">
            <text:p>Chris Buck</text:p>
          </table:table-cell>
          <table:table-cell table:formula="of:=SUMIF([.F$7:.F$56];[.K11];[.D$7:.D$56])" office:value-type="float" office:value="407092569" calcext:value-type="float">
            <text:p>407092569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e Dark Knight </text:p>
          </table:table-cell>
          <table:table-cell office:value-type="float" office:value="587744874" calcext:value-type="float">
            <text:p>58774487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ristopher Nolan </text:p>
          </table:table-cell>
          <table:table-cell/>
          <table:table-cell table:style-name="ce2" office:value-type="string" calcext:value-type="string">
            <text:p>Chris Miller </text:p>
          </table:table-cell>
          <table:table-cell table:style-name="ce2" office:value-type="float" office:value="368297468" calcext:value-type="float">
            <text:p>368297468</text:p>
          </table:table-cell>
          <table:table-cell/>
          <table:table-cell table:style-name="ce3" office:value-type="string" calcext:value-type="string">
            <text:p>Chris Miller </text:p>
          </table:table-cell>
          <table:table-cell table:formula="of:=SUMIF([.F$7:.F$56];[.K12];[.D$7:.D$56])" office:value-type="float" office:value="368297468" calcext:value-type="float">
            <text:p>368297468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nding Dory film currently playing </text:p>
          </table:table-cell>
          <table:table-cell office:value-type="float" office:value="475063961" calcext:value-type="float">
            <text:p>4750639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drew Stanton </text:p>
          </table:table-cell>
          <table:table-cell/>
          <table:table-cell table:style-name="ce2" office:value-type="string" calcext:value-type="string">
            <text:p>Chris Renaud </text:p>
          </table:table-cell>
          <table:table-cell table:style-name="ce2" office:value-type="float" office:value="325419170" calcext:value-type="float">
            <text:p>325419170</text:p>
          </table:table-cell>
          <table:table-cell/>
          <table:table-cell table:style-name="ce3" office:value-type="string" calcext:value-type="string">
            <text:p>Chris Renaud </text:p>
          </table:table-cell>
          <table:table-cell table:formula="of:=SUMIF([.F$7:.F$56];[.K13];[.D$7:.D$56])" office:value-type="float" office:value="325419170" calcext:value-type="float">
            <text:p>32541917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 Wars: Episode I – The Phantom Menace </text:p>
          </table:table-cell>
          <table:table-cell office:value-type="float" office:value="657150708" calcext:value-type="float">
            <text:p>657150708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George Lucas </text:p>
          </table:table-cell>
          <table:table-cell/>
          <table:table-cell table:style-name="ce2" office:value-type="string" calcext:value-type="string">
            <text:p>Christopher Nolan </text:p>
          </table:table-cell>
          <table:table-cell table:style-name="ce2" office:value-type="float" office:value="1049654880" calcext:value-type="float">
            <text:p>1049654880</text:p>
          </table:table-cell>
          <table:table-cell/>
          <table:table-cell table:style-name="ce3" office:value-type="string" calcext:value-type="string">
            <text:p>Christopher Nolan </text:p>
          </table:table-cell>
          <table:table-cell table:formula="of:=SUMIF([.F$7:.F$56];[.K14];[.D$7:.D$56])" office:value-type="float" office:value="1049654880" calcext:value-type="float">
            <text:p>104965488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ar Wars </text:p>
          </table:table-cell>
          <table:table-cell office:value-type="float" office:value="1383087203" calcext:value-type="float">
            <text:p>1383087203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George Lucas </text:p>
          </table:table-cell>
          <table:table-cell/>
          <table:table-cell table:style-name="ce2" office:value-type="string" calcext:value-type="string">
            <text:p>Clint Eastwood </text:p>
          </table:table-cell>
          <table:table-cell table:style-name="ce2" office:value-type="float" office:value="349978722" calcext:value-type="float">
            <text:p>349978722</text:p>
          </table:table-cell>
          <table:table-cell/>
          <table:table-cell table:style-name="ce3" office:value-type="string" calcext:value-type="string">
            <text:p>Clint Eastwood </text:p>
          </table:table-cell>
          <table:table-cell table:formula="of:=SUMIF([.F$7:.F$56];[.K15];[.D$7:.D$56])" office:value-type="float" office:value="349978722" calcext:value-type="float">
            <text:p>34997872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vengers: Age of Ultron </text:p>
          </table:table-cell>
          <table:table-cell office:value-type="float" office:value="459005868" calcext:value-type="float">
            <text:p>4590058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oss Whedon </text:p>
          </table:table-cell>
          <table:table-cell/>
          <table:table-cell table:style-name="ce2" office:value-type="string" calcext:value-type="string">
            <text:p>Colin Trevorrow </text:p>
          </table:table-cell>
          <table:table-cell table:style-name="ce2" office:value-type="float" office:value="652270625" calcext:value-type="float">
            <text:p>652270625</text:p>
          </table:table-cell>
          <table:table-cell/>
          <table:table-cell table:style-name="ce3" office:value-type="string" calcext:value-type="string">
            <text:p>Colin Trevorrow </text:p>
          </table:table-cell>
          <table:table-cell table:formula="of:=SUMIF([.F$7:.F$56];[.K16];[.D$7:.D$56])" office:value-type="float" office:value="652270625" calcext:value-type="float">
            <text:p>652270625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he Dark Knight Rises </text:p>
          </table:table-cell>
          <table:table-cell office:value-type="float" office:value="461910006" calcext:value-type="float">
            <text:p>46191000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ristopher Nolan </text:p>
          </table:table-cell>
          <table:table-cell/>
          <table:table-cell table:style-name="ce2" office:value-type="string" calcext:value-type="string">
            <text:p>David Yates </text:p>
          </table:table-cell>
          <table:table-cell table:style-name="ce2" office:value-type="float" office:value="400794494" calcext:value-type="float">
            <text:p>400794494</text:p>
          </table:table-cell>
          <table:table-cell/>
          <table:table-cell table:style-name="ce3" office:value-type="string" calcext:value-type="string">
            <text:p>David Yates </text:p>
          </table:table-cell>
          <table:table-cell table:formula="of:=SUMIF([.F$7:.F$56];[.K17];[.D$7:.D$56])" office:value-type="float" office:value="400794494" calcext:value-type="float">
            <text:p>400794494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hrek 2 </text:p>
          </table:table-cell>
          <table:table-cell office:value-type="float" office:value="552776575" calcext:value-type="float">
            <text:p>55277657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ndrew Adamson</text:p>
          </table:table-cell>
          <table:table-cell/>
          <table:table-cell table:style-name="ce2" office:value-type="string" calcext:value-type="string">
            <text:p>Francis Lawrence </text:p>
          </table:table-cell>
          <table:table-cell table:style-name="ce2" office:value-type="float" office:value="768395783" calcext:value-type="float">
            <text:p>768395783</text:p>
          </table:table-cell>
          <table:table-cell/>
          <table:table-cell table:style-name="ce3" office:value-type="string" calcext:value-type="string">
            <text:p>Francis Lawrence </text:p>
          </table:table-cell>
          <table:table-cell table:formula="of:=SUMIF([.F$7:.F$56];[.K18];[.D$7:.D$56])" office:value-type="float" office:value="768395783" calcext:value-type="float">
            <text:p>768395783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.T. the Extra-Terrestrial </text:p>
          </table:table-cell>
          <table:table-cell office:value-type="float" office:value="1016552578" calcext:value-type="float">
            <text:p>101655257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even Spielberg </text:p>
          </table:table-cell>
          <table:table-cell/>
          <table:table-cell table:style-name="ce2" office:value-type="string" calcext:value-type="string">
            <text:p>Gary Ross </text:p>
          </table:table-cell>
          <table:table-cell table:style-name="ce2" office:value-type="float" office:value="420548490" calcext:value-type="float">
            <text:p>420548490</text:p>
          </table:table-cell>
          <table:table-cell/>
          <table:table-cell table:style-name="ce3" office:value-type="string" calcext:value-type="string">
            <text:p>Gary Ross </text:p>
          </table:table-cell>
          <table:table-cell table:formula="of:=SUMIF([.F$7:.F$56];[.K19];[.D$7:.D$56])" office:value-type="float" office:value="420548490" calcext:value-type="float">
            <text:p>42054849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he Hunger Games: Catching Fire </text:p>
          </table:table-cell>
          <table:table-cell office:value-type="float" office:value="431402069" calcext:value-type="float">
            <text:p>4314020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rancis Lawrence </text:p>
          </table:table-cell>
          <table:table-cell/>
          <table:table-cell table:style-name="ce2" office:value-type="string" calcext:value-type="string">
            <text:p>George Lucas </text:p>
          </table:table-cell>
          <table:table-cell table:style-name="ce2" office:value-type="float" office:value="2500981491" calcext:value-type="float">
            <text:p>2500981491</text:p>
          </table:table-cell>
          <table:table-cell/>
          <table:table-cell table:style-name="ce3" office:value-type="string" calcext:value-type="string">
            <text:p>George Lucas </text:p>
          </table:table-cell>
          <table:table-cell table:formula="of:=SUMIF([.F$7:.F$56];[.K20];[.D$7:.D$56])" office:value-type="float" office:value="2500981491" calcext:value-type="float">
            <text:p>2500981491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rates of the Caribbean: Dead Man's Chest </text:p>
          </table:table-cell>
          <table:table-cell office:value-type="float" office:value="496896457" calcext:value-type="float">
            <text:p>49689645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ore Verbinski </text:p>
          </table:table-cell>
          <table:table-cell/>
          <table:table-cell table:style-name="ce2" office:value-type="string" calcext:value-type="string">
            <text:p>Gore Verbinski </text:p>
          </table:table-cell>
          <table:table-cell table:style-name="ce2" office:value-type="float" office:value="496896457" calcext:value-type="float">
            <text:p>496896457</text:p>
          </table:table-cell>
          <table:table-cell/>
          <table:table-cell table:style-name="ce3" office:value-type="string" calcext:value-type="string">
            <text:p>Gore Verbinski </text:p>
          </table:table-cell>
          <table:table-cell table:formula="of:=SUMIF([.F$7:.F$56];[.K21];[.D$7:.D$56])" office:value-type="float" office:value="496896457" calcext:value-type="float">
            <text:p>496896457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he Lion King </text:p>
          </table:table-cell>
          <table:table-cell office:value-type="float" office:value="619259828" calcext:value-type="float">
            <text:p>619259828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Roger Allers</text:p>
          </table:table-cell>
          <table:table-cell/>
          <table:table-cell table:style-name="ce2" office:value-type="string" calcext:value-type="string">
            <text:p>J.J. Abrams </text:p>
          </table:table-cell>
          <table:table-cell table:style-name="ce2" office:value-type="float" office:value="936662225" calcext:value-type="float">
            <text:p>936662225</text:p>
          </table:table-cell>
          <table:table-cell/>
          <table:table-cell table:style-name="ce3" office:value-type="string" calcext:value-type="string">
            <text:p>J.J. Abrams </text:p>
          </table:table-cell>
          <table:table-cell table:formula="of:=SUMIF([.F$7:.F$56];[.K22];[.D$7:.D$56])" office:value-type="float" office:value="936662225" calcext:value-type="float">
            <text:p>936662225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oy Story 3 </text:p>
          </table:table-cell>
          <table:table-cell office:value-type="float" office:value="450343309" calcext:value-type="float">
            <text:p>4503433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ee Unkrich </text:p>
          </table:table-cell>
          <table:table-cell/>
          <table:table-cell table:style-name="ce2" office:value-type="string" calcext:value-type="string">
            <text:p>James Cameron </text:p>
          </table:table-cell>
          <table:table-cell table:style-name="ce2" office:value-type="float" office:value="1783920861" calcext:value-type="float">
            <text:p>1783920861</text:p>
          </table:table-cell>
          <table:table-cell/>
          <table:table-cell table:style-name="ce3" office:value-type="string" calcext:value-type="string">
            <text:p>James Cameron </text:p>
          </table:table-cell>
          <table:table-cell table:formula="of:=SUMIF([.F$7:.F$56];[.K23];[.D$7:.D$56])" office:value-type="float" office:value="1783920861" calcext:value-type="float">
            <text:p>1783920861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ron Man 3 </text:p>
          </table:table-cell>
          <table:table-cell office:value-type="float" office:value="415499787" calcext:value-type="float">
            <text:p>41549978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hane Black </text:p>
          </table:table-cell>
          <table:table-cell/>
          <table:table-cell table:style-name="ce2" office:value-type="string" calcext:value-type="string">
            <text:p>James Gunn </text:p>
          </table:table-cell>
          <table:table-cell table:style-name="ce2" office:value-type="float" office:value="333036098" calcext:value-type="float">
            <text:p>333036098</text:p>
          </table:table-cell>
          <table:table-cell/>
          <table:table-cell table:style-name="ce3" office:value-type="string" calcext:value-type="string">
            <text:p>James Gunn </text:p>
          </table:table-cell>
          <table:table-cell table:formula="of:=SUMIF([.F$7:.F$56];[.K24];[.D$7:.D$56])" office:value-type="float" office:value="333036098" calcext:value-type="float">
            <text:p>333036098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he Hunger Games </text:p>
          </table:table-cell>
          <table:table-cell office:value-type="float" office:value="420548490" calcext:value-type="float">
            <text:p>4205484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ary Ross </text:p>
          </table:table-cell>
          <table:table-cell/>
          <table:table-cell table:style-name="ce2" office:value-type="string" calcext:value-type="string">
            <text:p>James Wan </text:p>
          </table:table-cell>
          <table:table-cell table:style-name="ce2" office:value-type="float" office:value="353007020" calcext:value-type="float">
            <text:p>353007020</text:p>
          </table:table-cell>
          <table:table-cell/>
          <table:table-cell table:style-name="ce3" office:value-type="string" calcext:value-type="string">
            <text:p>James Wan </text:p>
          </table:table-cell>
          <table:table-cell table:formula="of:=SUMIF([.F$7:.F$56];[.K25];[.D$7:.D$56])" office:value-type="float" office:value="353007020" calcext:value-type="float">
            <text:p>353007020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ptain America: Civil War film currently playing </text:p>
          </table:table-cell>
          <table:table-cell office:value-type="float" office:value="407299280" calcext:value-type="float">
            <text:p>4072992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thony e Joe Russo </text:p>
          </table:table-cell>
          <table:table-cell/>
          <table:table-cell table:style-name="ce2" office:value-type="string" calcext:value-type="string">
            <text:p>Jon Favreau </text:p>
          </table:table-cell>
          <table:table-cell table:style-name="ce2" office:value-type="float" office:value="712719300" calcext:value-type="float">
            <text:p>712719300</text:p>
          </table:table-cell>
          <table:table-cell/>
          <table:table-cell table:style-name="ce3" office:value-type="string" calcext:value-type="string">
            <text:p>Jon Favreau </text:p>
          </table:table-cell>
          <table:table-cell table:formula="of:=SUMIF([.F$7:.F$56];[.K26];[.D$7:.D$56])" office:value-type="float" office:value="712719300" calcext:value-type="float">
            <text:p>71271930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pider-Man </text:p>
          </table:table-cell>
          <table:table-cell office:value-type="float" office:value="531129701" calcext:value-type="float">
            <text:p>5311297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am Raimi </text:p>
          </table:table-cell>
          <table:table-cell/>
          <table:table-cell table:style-name="ce2" office:value-type="string" calcext:value-type="string">
            <text:p>Joss Whedon </text:p>
          </table:table-cell>
          <table:table-cell table:style-name="ce2" office:value-type="float" office:value="1101519000" calcext:value-type="float">
            <text:p>1101519000</text:p>
          </table:table-cell>
          <table:table-cell/>
          <table:table-cell table:style-name="ce3" office:value-type="string" calcext:value-type="string">
            <text:p>Joss Whedon </text:p>
          </table:table-cell>
          <table:table-cell table:formula="of:=SUMIF([.F$7:.F$56];[.K27];[.D$7:.D$56])" office:value-type="float" office:value="1101519000" calcext:value-type="float">
            <text:p>1101519000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Jurassic Park </text:p>
          </table:table-cell>
          <table:table-cell office:value-type="float" office:value="631019280" calcext:value-type="float">
            <text:p>63101928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even Spielberg </text:p>
          </table:table-cell>
          <table:table-cell/>
          <table:table-cell table:style-name="ce2" office:value-type="string" calcext:value-type="string">
            <text:p>Lee Unkrich </text:p>
          </table:table-cell>
          <table:table-cell table:style-name="ce2" office:value-type="float" office:value="450343309" calcext:value-type="float">
            <text:p>450343309</text:p>
          </table:table-cell>
          <table:table-cell/>
          <table:table-cell table:style-name="ce3" office:value-type="string" calcext:value-type="string">
            <text:p>Lee Unkrich </text:p>
          </table:table-cell>
          <table:table-cell table:formula="of:=SUMIF([.F$7:.F$56];[.K28];[.D$7:.D$56])" office:value-type="float" office:value="450343309" calcext:value-type="float">
            <text:p>450343309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ransformers: Revenge of the Fallen </text:p>
          </table:table-cell>
          <table:table-cell office:value-type="float" office:value="443526835" calcext:value-type="float">
            <text:p>44352683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chael Bay </text:p>
          </table:table-cell>
          <table:table-cell/>
          <table:table-cell table:style-name="ce2" office:value-type="string" calcext:value-type="string">
            <text:p>Mel Gibson </text:p>
          </table:table-cell>
          <table:table-cell table:style-name="ce2" office:value-type="float" office:value="464502915" calcext:value-type="float">
            <text:p>464502915</text:p>
          </table:table-cell>
          <table:table-cell/>
          <table:table-cell table:style-name="ce3" office:value-type="string" calcext:value-type="string">
            <text:p>Mel Gibson </text:p>
          </table:table-cell>
          <table:table-cell table:formula="of:=SUMIF([.F$7:.F$56];[.K29];[.D$7:.D$56])" office:value-type="float" office:value="464502915" calcext:value-type="float">
            <text:p>464502915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rozen </text:p>
          </table:table-cell>
          <table:table-cell office:value-type="float" office:value="407092569" calcext:value-type="float">
            <text:p>4070925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ris Buck</text:p>
          </table:table-cell>
          <table:table-cell/>
          <table:table-cell table:style-name="ce2" office:value-type="string" calcext:value-type="string">
            <text:p>Michael Bay </text:p>
          </table:table-cell>
          <table:table-cell table:style-name="ce2" office:value-type="float" office:value="1178547700" calcext:value-type="float">
            <text:p>1178547700</text:p>
          </table:table-cell>
          <table:table-cell/>
          <table:table-cell table:style-name="ce3" office:value-type="string" calcext:value-type="string">
            <text:p>Michael Bay </text:p>
          </table:table-cell>
          <table:table-cell table:formula="of:=SUMIF([.F$7:.F$56];[.K30];[.D$7:.D$56])" office:value-type="float" office:value="1178547700" calcext:value-type="float">
            <text:p>1178547700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arry Potter and the Deathly Hallows – Part 2 </text:p>
          </table:table-cell>
          <table:table-cell office:value-type="float" office:value="400794494" calcext:value-type="float">
            <text:p>40079449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avid Yates </text:p>
          </table:table-cell>
          <table:table-cell/>
          <table:table-cell table:style-name="ce2" office:value-type="string" calcext:value-type="string">
            <text:p>Pete Docter</text:p>
          </table:table-cell>
          <table:table-cell table:style-name="ce2" office:value-type="float" office:value="356461711" calcext:value-type="float">
            <text:p>356461711</text:p>
          </table:table-cell>
          <table:table-cell/>
          <table:table-cell table:style-name="ce3" office:value-type="string" calcext:value-type="string">
            <text:p>Pete Docter</text:p>
          </table:table-cell>
          <table:table-cell table:formula="of:=SUMIF([.F$7:.F$56];[.K31];[.D$7:.D$56])" office:value-type="float" office:value="356461711" calcext:value-type="float">
            <text:p>356461711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inding Nemo </text:p>
          </table:table-cell>
          <table:table-cell office:value-type="float" office:value="479387995" calcext:value-type="float">
            <text:p>47938799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Andrew Stanton </text:p>
          </table:table-cell>
          <table:table-cell/>
          <table:table-cell table:style-name="ce2" office:value-type="string" calcext:value-type="string">
            <text:p>Peter Jackson </text:p>
          </table:table-cell>
          <table:table-cell table:style-name="ce2" office:value-type="float" office:value="936266104" calcext:value-type="float">
            <text:p>936266104</text:p>
          </table:table-cell>
          <table:table-cell/>
          <table:table-cell table:style-name="ce3" office:value-type="string" calcext:value-type="string">
            <text:p>Peter Jackson </text:p>
          </table:table-cell>
          <table:table-cell table:formula="of:=SUMIF([.F$7:.F$56];[.K32];[.D$7:.D$56])" office:value-type="float" office:value="936266104" calcext:value-type="float">
            <text:p>936266104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tar Wars: Episode III – Revenge of the Sith </text:p>
          </table:table-cell>
          <table:table-cell office:value-type="float" office:value="460743580" calcext:value-type="float">
            <text:p>46074358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George Lucas </text:p>
          </table:table-cell>
          <table:table-cell/>
          <table:table-cell table:style-name="ce2" office:value-type="string" calcext:value-type="string">
            <text:p>Pierre Coffin</text:p>
          </table:table-cell>
          <table:table-cell table:style-name="ce2" office:value-type="float" office:value="709943435" calcext:value-type="float">
            <text:p>709943435</text:p>
          </table:table-cell>
          <table:table-cell/>
          <table:table-cell table:style-name="ce3" office:value-type="string" calcext:value-type="string">
            <text:p>Pierre Coffin</text:p>
          </table:table-cell>
          <table:table-cell table:formula="of:=SUMIF([.F$7:.F$56];[.K33];[.D$7:.D$56])" office:value-type="float" office:value="709943435" calcext:value-type="float">
            <text:p>709943435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he Lord of the Rings: The Return of the King </text:p>
          </table:table-cell>
          <table:table-cell office:value-type="float" office:value="485854084" calcext:value-type="float">
            <text:p>48585408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eter Jackson </text:p>
          </table:table-cell>
          <table:table-cell/>
          <table:table-cell table:style-name="ce2" office:value-type="string" calcext:value-type="string">
            <text:p>Robert Zemeckis </text:p>
          </table:table-cell>
          <table:table-cell table:style-name="ce2" office:value-type="float" office:value="526928706" calcext:value-type="float">
            <text:p>526928706</text:p>
          </table:table-cell>
          <table:table-cell/>
          <table:table-cell table:style-name="ce3" office:value-type="string" calcext:value-type="string">
            <text:p>Robert Zemeckis </text:p>
          </table:table-cell>
          <table:table-cell table:formula="of:=SUMIF([.F$7:.F$56];[.K34];[.D$7:.D$56])" office:value-type="float" office:value="526928706" calcext:value-type="float">
            <text:p>526928706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pider-Man 2 </text:p>
          </table:table-cell>
          <table:table-cell office:value-type="float" office:value="468035377" calcext:value-type="float">
            <text:p>46803537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am Raimi </text:p>
          </table:table-cell>
          <table:table-cell/>
          <table:table-cell table:style-name="ce2" office:value-type="string" calcext:value-type="string">
            <text:p>Roger Allers</text:p>
          </table:table-cell>
          <table:table-cell table:style-name="ce2" office:value-type="float" office:value="619259828" calcext:value-type="float">
            <text:p>619259828</text:p>
          </table:table-cell>
          <table:table-cell/>
          <table:table-cell table:style-name="ce3" office:value-type="string" calcext:value-type="string">
            <text:p>Roger Allers</text:p>
          </table:table-cell>
          <table:table-cell table:formula="of:=SUMIF([.F$7:.F$56];[.K35];[.D$7:.D$56])" office:value-type="float" office:value="619259828" calcext:value-type="float">
            <text:p>619259828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he Passion of the Christ </text:p>
          </table:table-cell>
          <table:table-cell office:value-type="float" office:value="464502915" calcext:value-type="float">
            <text:p>46450291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el Gibson </text:p>
          </table:table-cell>
          <table:table-cell/>
          <table:table-cell table:style-name="ce2" office:value-type="string" calcext:value-type="string">
            <text:p>Sam Raimi </text:p>
          </table:table-cell>
          <table:table-cell table:style-name="ce2" office:value-type="float" office:value="1383223333" calcext:value-type="float">
            <text:p>1383223333</text:p>
          </table:table-cell>
          <table:table-cell/>
          <table:table-cell table:style-name="ce3" office:value-type="string" calcext:value-type="string">
            <text:p>Sam Raimi </text:p>
          </table:table-cell>
          <table:table-cell table:formula="of:=SUMIF([.F$7:.F$56];[.K36];[.D$7:.D$56])" office:value-type="float" office:value="1383223333" calcext:value-type="float">
            <text:p>1383223333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espicable Me 2 </text:p>
          </table:table-cell>
          <table:table-cell office:value-type="float" office:value="373897665" calcext:value-type="float">
            <text:p>37389766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erre Coffin</text:p>
          </table:table-cell>
          <table:table-cell/>
          <table:table-cell table:style-name="ce2" office:value-type="string" calcext:value-type="string">
            <text:p>Shane Black </text:p>
          </table:table-cell>
          <table:table-cell table:style-name="ce2" office:value-type="float" office:value="415499787" calcext:value-type="float">
            <text:p>415499787</text:p>
          </table:table-cell>
          <table:table-cell/>
          <table:table-cell table:style-name="ce3" office:value-type="string" calcext:value-type="string">
            <text:p>Shane Black </text:p>
          </table:table-cell>
          <table:table-cell table:formula="of:=SUMIF([.F$7:.F$56];[.K37];[.D$7:.D$56])" office:value-type="float" office:value="415499787" calcext:value-type="float">
            <text:p>415499787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eadpool </text:p>
          </table:table-cell>
          <table:table-cell office:value-type="float" office:value="363070709" calcext:value-type="float">
            <text:p>3630707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im Miller </text:p>
          </table:table-cell>
          <table:table-cell/>
          <table:table-cell table:style-name="ce2" office:value-type="string" calcext:value-type="string">
            <text:p>Steven Spielberg </text:p>
          </table:table-cell>
          <table:table-cell table:style-name="ce2" office:value-type="float" office:value="1647571858" calcext:value-type="float">
            <text:p>1647571858</text:p>
          </table:table-cell>
          <table:table-cell/>
          <table:table-cell table:style-name="ce3" office:value-type="string" calcext:value-type="string">
            <text:p>Steven Spielberg </text:p>
          </table:table-cell>
          <table:table-cell table:formula="of:=SUMIF([.F$7:.F$56];[.K38];[.D$7:.D$56])" office:value-type="float" office:value="1647571858" calcext:value-type="float">
            <text:p>1647571858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he Jungle Book film currently playing </text:p>
          </table:table-cell>
          <table:table-cell office:value-type="float" office:value="362761271" calcext:value-type="float">
            <text:p>3627612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on Favreau </text:p>
          </table:table-cell>
          <table:table-cell/>
          <table:table-cell table:style-name="ce2" office:value-type="string" calcext:value-type="string">
            <text:p>Tim Burton </text:p>
          </table:table-cell>
          <table:table-cell table:style-name="ce2" office:value-type="float" office:value="362648098" calcext:value-type="float">
            <text:p>362648098</text:p>
          </table:table-cell>
          <table:table-cell/>
          <table:table-cell table:style-name="ce3" office:value-type="string" calcext:value-type="string">
            <text:p>Tim Burton </text:p>
          </table:table-cell>
          <table:table-cell table:formula="of:=SUMIF([.F$7:.F$56];[.K39];[.D$7:.D$56])" office:value-type="float" office:value="362648098" calcext:value-type="float">
            <text:p>362648098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nside Out </text:p>
          </table:table-cell>
          <table:table-cell office:value-type="float" office:value="356461711" calcext:value-type="float">
            <text:p>3564617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ete Docter</text:p>
          </table:table-cell>
          <table:table-cell/>
          <table:table-cell table:style-name="ce2" office:value-type="string" calcext:value-type="string">
            <text:p>Tim Miller </text:p>
          </table:table-cell>
          <table:table-cell table:style-name="ce2" office:value-type="float" office:value="363070709" calcext:value-type="float">
            <text:p>363070709</text:p>
          </table:table-cell>
          <table:table-cell/>
          <table:table-cell table:style-name="ce3" office:value-type="string" calcext:value-type="string">
            <text:p>Tim Miller </text:p>
          </table:table-cell>
          <table:table-cell table:formula="of:=SUMIF([.F$7:.F$56];[.K40];[.D$7:.D$56])" office:value-type="float" office:value="363070709" calcext:value-type="float">
            <text:p>363070709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urious 7 </text:p>
          </table:table-cell>
          <table:table-cell office:value-type="float" office:value="353007020" calcext:value-type="float">
            <text:p>3530070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ames Wan </text:p>
          </table:table-cell>
          <table:table-cell/>
          <table:table-cell table:style-name="ce2" office:value-type="string" calcext:value-type="string">
            <text:p>Zack Snyder </text:p>
          </table:table-cell>
          <table:table-cell table:style-name="ce2" office:value-type="float" office:value="330360194" calcext:value-type="float">
            <text:p>330360194</text:p>
          </table:table-cell>
          <table:table-cell/>
          <table:table-cell table:style-name="ce3" office:value-type="string" calcext:value-type="string">
            <text:p>Zack Snyder </text:p>
          </table:table-cell>
          <table:table-cell table:formula="of:=SUMIF([.F$7:.F$56];[.K41];[.D$7:.D$56])" office:value-type="float" office:value="330360194" calcext:value-type="float">
            <text:p>330360194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ransformers: Dark of the Moon </text:p>
          </table:table-cell>
          <table:table-cell office:value-type="float" office:value="370687744" calcext:value-type="float">
            <text:p>37068774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chael Bay </text:p>
          </table:table-cell>
          <table:table-cell/>
          <table:table-cell table:style-name="ce2" office:value-type="string" calcext:value-type="string">
            <text:p>Total Result</text:p>
          </table:table-cell>
          <table:table-cell table:style-name="ce2" office:value-type="float" office:value="24961618399" calcext:value-type="float">
            <text:p>2496161839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merican Sniper </text:p>
          </table:table-cell>
          <table:table-cell office:value-type="float" office:value="349978722" calcext:value-type="float">
            <text:p>3499787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lint Eastwood 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he Lord of the Rings: The Two Towers </text:p>
          </table:table-cell>
          <table:table-cell office:value-type="float" office:value="450412020" calcext:value-type="float">
            <text:p>45041202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eter Jackson 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Zootopia </text:p>
          </table:table-cell>
          <table:table-cell office:value-type="float" office:value="341268248" calcext:value-type="float">
            <text:p>3412682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yron How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he Hunger Games: Mockingjay – Part 1 </text:p>
          </table:table-cell>
          <table:table-cell office:value-type="float" office:value="336993714" calcext:value-type="float">
            <text:p>3369937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rancis Lawrence 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pider-Man 3 </text:p>
          </table:table-cell>
          <table:table-cell office:value-type="float" office:value="384058255" calcext:value-type="float">
            <text:p>38405825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am Raimi 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inions </text:p>
          </table:table-cell>
          <table:table-cell office:value-type="float" office:value="336045770" calcext:value-type="float">
            <text:p>3360457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erre Coffin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lice in Wonderland </text:p>
          </table:table-cell>
          <table:table-cell office:value-type="float" office:value="362648098" calcext:value-type="float">
            <text:p>3626480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im Burton 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uardians of the Galaxy </text:p>
          </table:table-cell>
          <table:table-cell office:value-type="float" office:value="333036098" calcext:value-type="float">
            <text:p>3330360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ames Gunn 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atman v Superman: Dawn of Justice </text:p>
          </table:table-cell>
          <table:table-cell office:value-type="float" office:value="330360194" calcext:value-type="float">
            <text:p>33036019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Zack Snyder 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orrest Gump </text:p>
          </table:table-cell>
          <table:table-cell office:value-type="float" office:value="526928706" calcext:value-type="float">
            <text:p>526928706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Robert Zemeckis 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he Secret Life of Pets film currently playing </text:p>
          </table:table-cell>
          <table:table-cell office:value-type="float" office:value="325419170" calcext:value-type="float">
            <text:p>3254191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ris Renaud 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hrek the Third </text:p>
          </table:table-cell>
          <table:table-cell office:value-type="float" office:value="368297468" calcext:value-type="float">
            <text:p>36829746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hris Miller 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ransformers </text:p>
          </table:table-cell>
          <table:table-cell office:value-type="float" office:value="364333121" calcext:value-type="float">
            <text:p>36433312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chael Bay 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ron Man </text:p>
          </table:table-cell>
          <table:table-cell office:value-type="float" office:value="349958029" calcext:value-type="float">
            <text:p>34995802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on Favreau </text:p>
          </table:table-cell>
          <table:table-cell table:number-columns-repeated="1016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ivot Table_blockbuster_1" table:style-name="ta1">
        <table:table-column table:style-name="co7" table:number-columns-repeated="3" table:default-cell-style-name="Default"/>
        <table:table-column table:style-name="co6" table:default-cell-style-name="ce1"/>
        <table:table-row table:style-name="ro2">
          <table:table-cell table:style-name="ce4" office:value-type="string" calcext:value-type="string">
            <text:p>導演</text:p>
          </table:table-cell>
          <table:table-cell table:style-name="ce8" office:value-type="string" calcext:value-type="string">
            <text:p>Sum - 票房</text:p>
          </table:table-cell>
          <table:table-cell/>
          <table:table-cell table:style-name="Default"/>
        </table:table-row>
        <table:table-row table:style-name="ro3">
          <table:table-cell table:style-name="ce5" office:value-type="string" calcext:value-type="string">
            <text:p>Andrew Adamson</text:p>
          </table:table-cell>
          <table:table-cell table:style-name="ce9" office:value-type="float" office:value="552776575" calcext:value-type="float">
            <text:p>552776575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Andrew Stanton </text:p>
          </table:table-cell>
          <table:table-cell table:style-name="ce10" office:value-type="float" office:value="954451956" calcext:value-type="float">
            <text:p>954451956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Anthony e Joe Russo </text:p>
          </table:table-cell>
          <table:table-cell table:style-name="ce10" office:value-type="float" office:value="407299280" calcext:value-type="float">
            <text:p>407299280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Byron Howard</text:p>
          </table:table-cell>
          <table:table-cell table:style-name="ce10" office:value-type="float" office:value="341268248" calcext:value-type="float">
            <text:p>341268248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Chris Buck</text:p>
          </table:table-cell>
          <table:table-cell table:style-name="ce10" office:value-type="float" office:value="407092569" calcext:value-type="float">
            <text:p>407092569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Chris Miller </text:p>
          </table:table-cell>
          <table:table-cell table:style-name="ce10" office:value-type="float" office:value="368297468" calcext:value-type="float">
            <text:p>368297468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Chris Renaud </text:p>
          </table:table-cell>
          <table:table-cell table:style-name="ce10" office:value-type="float" office:value="325419170" calcext:value-type="float">
            <text:p>325419170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Christopher Nolan </text:p>
          </table:table-cell>
          <table:table-cell table:style-name="ce10" office:value-type="float" office:value="1049654880" calcext:value-type="float">
            <text:p>1049654880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Clint Eastwood </text:p>
          </table:table-cell>
          <table:table-cell table:style-name="ce10" office:value-type="float" office:value="349978722" calcext:value-type="float">
            <text:p>349978722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Colin Trevorrow </text:p>
          </table:table-cell>
          <table:table-cell table:style-name="ce10" office:value-type="float" office:value="652270625" calcext:value-type="float">
            <text:p>652270625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David Yates </text:p>
          </table:table-cell>
          <table:table-cell table:style-name="ce10" office:value-type="float" office:value="400794494" calcext:value-type="float">
            <text:p>400794494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Francis Lawrence </text:p>
          </table:table-cell>
          <table:table-cell table:style-name="ce10" office:value-type="float" office:value="768395783" calcext:value-type="float">
            <text:p>768395783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Gary Ross </text:p>
          </table:table-cell>
          <table:table-cell table:style-name="ce10" office:value-type="float" office:value="420548490" calcext:value-type="float">
            <text:p>420548490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George Lucas </text:p>
          </table:table-cell>
          <table:table-cell table:style-name="ce10" office:value-type="float" office:value="2500981491" calcext:value-type="float">
            <text:p>2500981491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Gore Verbinski </text:p>
          </table:table-cell>
          <table:table-cell table:style-name="ce10" office:value-type="float" office:value="496896457" calcext:value-type="float">
            <text:p>496896457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J.J. Abrams </text:p>
          </table:table-cell>
          <table:table-cell table:style-name="ce10" office:value-type="float" office:value="936662225" calcext:value-type="float">
            <text:p>936662225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James Cameron </text:p>
          </table:table-cell>
          <table:table-cell table:style-name="ce10" office:value-type="float" office:value="1783920861" calcext:value-type="float">
            <text:p>1783920861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James Gunn </text:p>
          </table:table-cell>
          <table:table-cell table:style-name="ce10" office:value-type="float" office:value="333036098" calcext:value-type="float">
            <text:p>333036098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James Wan </text:p>
          </table:table-cell>
          <table:table-cell table:style-name="ce10" office:value-type="float" office:value="353007020" calcext:value-type="float">
            <text:p>353007020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Jon Favreau </text:p>
          </table:table-cell>
          <table:table-cell table:style-name="ce10" office:value-type="float" office:value="712719300" calcext:value-type="float">
            <text:p>712719300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Joss Whedon </text:p>
          </table:table-cell>
          <table:table-cell table:style-name="ce10" office:value-type="float" office:value="1101519000" calcext:value-type="float">
            <text:p>1101519000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Lee Unkrich </text:p>
          </table:table-cell>
          <table:table-cell table:style-name="ce10" office:value-type="float" office:value="450343309" calcext:value-type="float">
            <text:p>450343309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Mel Gibson </text:p>
          </table:table-cell>
          <table:table-cell table:style-name="ce10" office:value-type="float" office:value="464502915" calcext:value-type="float">
            <text:p>464502915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Michael Bay </text:p>
          </table:table-cell>
          <table:table-cell table:style-name="ce10" office:value-type="float" office:value="1178547700" calcext:value-type="float">
            <text:p>1178547700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Pete Docter</text:p>
          </table:table-cell>
          <table:table-cell table:style-name="ce10" office:value-type="float" office:value="356461711" calcext:value-type="float">
            <text:p>356461711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Peter Jackson </text:p>
          </table:table-cell>
          <table:table-cell table:style-name="ce10" office:value-type="float" office:value="936266104" calcext:value-type="float">
            <text:p>936266104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Pierre Coffin</text:p>
          </table:table-cell>
          <table:table-cell table:style-name="ce10" office:value-type="float" office:value="709943435" calcext:value-type="float">
            <text:p>709943435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Robert Zemeckis </text:p>
          </table:table-cell>
          <table:table-cell table:style-name="ce10" office:value-type="float" office:value="526928706" calcext:value-type="float">
            <text:p>526928706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Roger Allers</text:p>
          </table:table-cell>
          <table:table-cell table:style-name="ce10" office:value-type="float" office:value="619259828" calcext:value-type="float">
            <text:p>619259828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Sam Raimi </text:p>
          </table:table-cell>
          <table:table-cell table:style-name="ce10" office:value-type="float" office:value="1383223333" calcext:value-type="float">
            <text:p>1383223333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Shane Black </text:p>
          </table:table-cell>
          <table:table-cell table:style-name="ce10" office:value-type="float" office:value="415499787" calcext:value-type="float">
            <text:p>415499787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Steven Spielberg </text:p>
          </table:table-cell>
          <table:table-cell table:style-name="ce10" office:value-type="float" office:value="1647571858" calcext:value-type="float">
            <text:p>1647571858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Tim Burton </text:p>
          </table:table-cell>
          <table:table-cell table:style-name="ce10" office:value-type="float" office:value="362648098" calcext:value-type="float">
            <text:p>362648098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Tim Miller </text:p>
          </table:table-cell>
          <table:table-cell table:style-name="ce10" office:value-type="float" office:value="363070709" calcext:value-type="float">
            <text:p>363070709</text:p>
          </table:table-cell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Zack Snyder </text:p>
          </table:table-cell>
          <table:table-cell table:style-name="ce11" office:value-type="float" office:value="330360194" calcext:value-type="float">
            <text:p>330360194</text:p>
          </table:table-cell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Total Result</text:p>
          </table:table-cell>
          <table:table-cell table:style-name="ce12" office:value-type="float" office:value="24961618399" calcext:value-type="float">
            <text:p>24961618399</text:p>
          </table:table-cell>
          <table:table-cell/>
          <table:table-cell table:style-name="Default"/>
        </table:table-row>
        <table:table-row table:style-name="ro3" table:number-rows-repeated="19">
          <table:table-cell table:number-columns-repeated="3"/>
          <table:table-cell table:style-name="Default"/>
        </table:table-row>
        <table:table-row table:style-name="ro1" table:number-rows-repeated="10485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nique filter" table:style-name="ta1">
        <table:table-column table:style-name="co7" table:default-cell-style-name="ce1"/>
        <table:table-row table:style-name="ro1">
          <table:table-cell office:value-type="string" calcext:value-type="string">
            <text:p>導演</text:p>
          </table:table-cell>
        </table:table-row>
        <table:table-row table:style-name="ro1">
          <table:table-cell office:value-type="string" calcext:value-type="string">
            <text:p>Andrew Adamson</text:p>
          </table:table-cell>
        </table:table-row>
        <table:table-row table:style-name="ro1">
          <table:table-cell office:value-type="string" calcext:value-type="string">
            <text:p>Andrew Stanton </text:p>
          </table:table-cell>
        </table:table-row>
        <table:table-row table:style-name="ro1" table:visibility="filter">
          <table:table-cell office:value-type="string" calcext:value-type="string">
            <text:p>Andrew Stanton </text:p>
          </table:table-cell>
        </table:table-row>
        <table:table-row table:style-name="ro1">
          <table:table-cell office:value-type="string" calcext:value-type="string">
            <text:p>Anthony e Joe Russo </text:p>
          </table:table-cell>
        </table:table-row>
        <table:table-row table:style-name="ro1">
          <table:table-cell office:value-type="string" calcext:value-type="string">
            <text:p>Byron Howard</text:p>
          </table:table-cell>
        </table:table-row>
        <table:table-row table:style-name="ro1">
          <table:table-cell office:value-type="string" calcext:value-type="string">
            <text:p>Chris Buck</text:p>
          </table:table-cell>
        </table:table-row>
        <table:table-row table:style-name="ro1">
          <table:table-cell office:value-type="string" calcext:value-type="string">
            <text:p>Chris Miller </text:p>
          </table:table-cell>
        </table:table-row>
        <table:table-row table:style-name="ro1">
          <table:table-cell office:value-type="string" calcext:value-type="string">
            <text:p>Chris Renaud </text:p>
          </table:table-cell>
        </table:table-row>
        <table:table-row table:style-name="ro1">
          <table:table-cell office:value-type="string" calcext:value-type="string">
            <text:p>Christopher Nolan </text:p>
          </table:table-cell>
        </table:table-row>
        <table:table-row table:style-name="ro1" table:visibility="filter">
          <table:table-cell office:value-type="string" calcext:value-type="string">
            <text:p>Christopher Nolan </text:p>
          </table:table-cell>
        </table:table-row>
        <table:table-row table:style-name="ro1">
          <table:table-cell office:value-type="string" calcext:value-type="string">
            <text:p>Clint Eastwood </text:p>
          </table:table-cell>
        </table:table-row>
        <table:table-row table:style-name="ro1">
          <table:table-cell office:value-type="string" calcext:value-type="string">
            <text:p>Colin Trevorrow </text:p>
          </table:table-cell>
        </table:table-row>
        <table:table-row table:style-name="ro1">
          <table:table-cell office:value-type="string" calcext:value-type="string">
            <text:p>David Yates </text:p>
          </table:table-cell>
        </table:table-row>
        <table:table-row table:style-name="ro1">
          <table:table-cell office:value-type="string" calcext:value-type="string">
            <text:p>Francis Lawrence </text:p>
          </table:table-cell>
        </table:table-row>
        <table:table-row table:style-name="ro1" table:visibility="filter">
          <table:table-cell office:value-type="string" calcext:value-type="string">
            <text:p>Francis Lawrence </text:p>
          </table:table-cell>
        </table:table-row>
        <table:table-row table:style-name="ro1">
          <table:table-cell office:value-type="string" calcext:value-type="string">
            <text:p>Gary Ross </text:p>
          </table:table-cell>
        </table:table-row>
        <table:table-row table:style-name="ro1">
          <table:table-cell office:value-type="string" calcext:value-type="string">
            <text:p>George Lucas </text:p>
          </table:table-cell>
        </table:table-row>
        <table:table-row table:style-name="ro1" table:visibility="filter">
          <table:table-cell office:value-type="string" calcext:value-type="string">
            <text:p>George Lucas </text:p>
          </table:table-cell>
        </table:table-row>
        <table:table-row table:style-name="ro1" table:visibility="filter">
          <table:table-cell office:value-type="string" calcext:value-type="string">
            <text:p>George Lucas </text:p>
          </table:table-cell>
        </table:table-row>
        <table:table-row table:style-name="ro1">
          <table:table-cell office:value-type="string" calcext:value-type="string">
            <text:p>Gore Verbinski </text:p>
          </table:table-cell>
        </table:table-row>
        <table:table-row table:style-name="ro1">
          <table:table-cell office:value-type="string" calcext:value-type="string">
            <text:p>J.J. Abrams </text:p>
          </table:table-cell>
        </table:table-row>
        <table:table-row table:style-name="ro1">
          <table:table-cell office:value-type="string" calcext:value-type="string">
            <text:p>James Cameron </text:p>
          </table:table-cell>
        </table:table-row>
        <table:table-row table:style-name="ro1" table:visibility="filter">
          <table:table-cell office:value-type="string" calcext:value-type="string">
            <text:p>James Cameron </text:p>
          </table:table-cell>
        </table:table-row>
        <table:table-row table:style-name="ro1">
          <table:table-cell office:value-type="string" calcext:value-type="string">
            <text:p>James Gunn </text:p>
          </table:table-cell>
        </table:table-row>
        <table:table-row table:style-name="ro1">
          <table:table-cell office:value-type="string" calcext:value-type="string">
            <text:p>James Wan </text:p>
          </table:table-cell>
        </table:table-row>
        <table:table-row table:style-name="ro1">
          <table:table-cell office:value-type="string" calcext:value-type="string">
            <text:p>Jon Favreau </text:p>
          </table:table-cell>
        </table:table-row>
        <table:table-row table:style-name="ro1" table:visibility="filter">
          <table:table-cell office:value-type="string" calcext:value-type="string">
            <text:p>Jon Favreau </text:p>
          </table:table-cell>
        </table:table-row>
        <table:table-row table:style-name="ro1">
          <table:table-cell office:value-type="string" calcext:value-type="string">
            <text:p>Joss Whedon </text:p>
          </table:table-cell>
        </table:table-row>
        <table:table-row table:style-name="ro1" table:visibility="filter">
          <table:table-cell office:value-type="string" calcext:value-type="string">
            <text:p>Joss Whedon </text:p>
          </table:table-cell>
        </table:table-row>
        <table:table-row table:style-name="ro1">
          <table:table-cell office:value-type="string" calcext:value-type="string">
            <text:p>Lee Unkrich </text:p>
          </table:table-cell>
        </table:table-row>
        <table:table-row table:style-name="ro1">
          <table:table-cell office:value-type="string" calcext:value-type="string">
            <text:p>Mel Gibson </text:p>
          </table:table-cell>
        </table:table-row>
        <table:table-row table:style-name="ro1">
          <table:table-cell office:value-type="string" calcext:value-type="string">
            <text:p>Michael Bay </text:p>
          </table:table-cell>
        </table:table-row>
        <table:table-row table:style-name="ro1" table:visibility="filter">
          <table:table-cell office:value-type="string" calcext:value-type="string">
            <text:p>Michael Bay </text:p>
          </table:table-cell>
        </table:table-row>
        <table:table-row table:style-name="ro1" table:visibility="filter">
          <table:table-cell office:value-type="string" calcext:value-type="string">
            <text:p>Michael Bay </text:p>
          </table:table-cell>
        </table:table-row>
        <table:table-row table:style-name="ro1">
          <table:table-cell office:value-type="string" calcext:value-type="string">
            <text:p>Pete Docter</text:p>
          </table:table-cell>
        </table:table-row>
        <table:table-row table:style-name="ro1">
          <table:table-cell office:value-type="string" calcext:value-type="string">
            <text:p>Peter Jackson </text:p>
          </table:table-cell>
        </table:table-row>
        <table:table-row table:style-name="ro1" table:visibility="filter">
          <table:table-cell office:value-type="string" calcext:value-type="string">
            <text:p>Peter Jackson </text:p>
          </table:table-cell>
        </table:table-row>
        <table:table-row table:style-name="ro1">
          <table:table-cell office:value-type="string" calcext:value-type="string">
            <text:p>Pierre Coffin</text:p>
          </table:table-cell>
        </table:table-row>
        <table:table-row table:style-name="ro1" table:visibility="filter">
          <table:table-cell office:value-type="string" calcext:value-type="string">
            <text:p>Pierre Coffin</text:p>
          </table:table-cell>
        </table:table-row>
        <table:table-row table:style-name="ro1">
          <table:table-cell office:value-type="string" calcext:value-type="string">
            <text:p>Robert Zemeckis </text:p>
          </table:table-cell>
        </table:table-row>
        <table:table-row table:style-name="ro1">
          <table:table-cell office:value-type="string" calcext:value-type="string">
            <text:p>Roger Allers</text:p>
          </table:table-cell>
        </table:table-row>
        <table:table-row table:style-name="ro1">
          <table:table-cell office:value-type="string" calcext:value-type="string">
            <text:p>Sam Raimi </text:p>
          </table:table-cell>
        </table:table-row>
        <table:table-row table:style-name="ro1" table:visibility="filter">
          <table:table-cell office:value-type="string" calcext:value-type="string">
            <text:p>Sam Raimi </text:p>
          </table:table-cell>
        </table:table-row>
        <table:table-row table:style-name="ro1" table:visibility="filter">
          <table:table-cell office:value-type="string" calcext:value-type="string">
            <text:p>Sam Raimi </text:p>
          </table:table-cell>
        </table:table-row>
        <table:table-row table:style-name="ro1">
          <table:table-cell office:value-type="string" calcext:value-type="string">
            <text:p>Shane Black </text:p>
          </table:table-cell>
        </table:table-row>
        <table:table-row table:style-name="ro1">
          <table:table-cell office:value-type="string" calcext:value-type="string">
            <text:p>Steven Spielberg </text:p>
          </table:table-cell>
        </table:table-row>
        <table:table-row table:style-name="ro1" table:visibility="filter">
          <table:table-cell office:value-type="string" calcext:value-type="string">
            <text:p>Steven Spielberg </text:p>
          </table:table-cell>
        </table:table-row>
        <table:table-row table:style-name="ro1">
          <table:table-cell office:value-type="string" calcext:value-type="string">
            <text:p>Tim Burton </text:p>
          </table:table-cell>
        </table:table-row>
        <table:table-row table:style-name="ro1">
          <table:table-cell office:value-type="string" calcext:value-type="string">
            <text:p>Tim Miller </text:p>
          </table:table-cell>
        </table:table-row>
        <table:table-row table:style-name="ro1">
          <table:table-cell office:value-type="string" calcext:value-type="string">
            <text:p>Zack Snyder </text:p>
          </table:table-cell>
        </table:table-row>
      </table:table>
      <table:named-expressions>
        <table:named-range table:name="導演" table:base-cell-address="$blockbuster.$F$7" table:cell-range-address="$blockbuster.$F$7:.$F$56"/>
        <table:named-range table:name="票房" table:base-cell-address="$blockbuster.$D$7" table:cell-range-address="$blockbuster.$D$7:.$D$56"/>
      </table:named-expressions>
      <table:database-ranges>
        <table:database-range table:name="__Anonymous_Sheet_DB__1" table:target-range-address="'Pivot Table_blockbuster_1'.D1:'Pivot Table_blockbuster_1'.D50" table:orientation="column"/>
        <table:database-range table:name="__Anonymous_Sheet_DB__2" table:target-range-address="'unique filter'.A2:'unique filter'.A51" table:orientation="column"/>
      </table:database-ranges>
      <table:data-pilot-tables>
        <table:data-pilot-table table:name="DataPilot1" table:application-data="" table:target-range-address="'Pivot Table_blockbuster_1'.A1:'Pivot Table_blockbuster_1'.B37" table:buttons="'Pivot Table_blockbuster_1'.A1" table:show-filter-button="false" table:drill-down-on-double-click="false">
          <table:source-cell-range table:cell-range-address="blockbuster.C6:blockbuster.F5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導演" table:orientation="row" table:used-hierarchy="0" table:function="auto">
            <table:data-pilot-level table:show-empty="false" calcext:repeat-item-labels="false">
              <table:data-pilot-members>
                <table:data-pilot-member table:name="Andrew Adamson" table:display="true" table:show-details="true"/>
                <table:data-pilot-member table:name="Andrew Stanton " table:display="true" table:show-details="true"/>
                <table:data-pilot-member table:name="Anthony e Joe Russo " table:display="true" table:show-details="true"/>
                <table:data-pilot-member table:name="Byron Howard" table:display="true" table:show-details="true"/>
                <table:data-pilot-member table:name="Chris Buck" table:display="true" table:show-details="true"/>
                <table:data-pilot-member table:name="Chris Miller " table:display="true" table:show-details="true"/>
                <table:data-pilot-member table:name="Chris Renaud " table:display="true" table:show-details="true"/>
                <table:data-pilot-member table:name="Christopher Nolan " table:display="true" table:show-details="true"/>
                <table:data-pilot-member table:name="Clint Eastwood " table:display="true" table:show-details="true"/>
                <table:data-pilot-member table:name="Colin Trevorrow " table:display="true" table:show-details="true"/>
                <table:data-pilot-member table:name="David Yates " table:display="true" table:show-details="true"/>
                <table:data-pilot-member table:name="Francis Lawrence " table:display="true" table:show-details="true"/>
                <table:data-pilot-member table:name="Gary Ross " table:display="true" table:show-details="true"/>
                <table:data-pilot-member table:name="George Lucas " table:display="true" table:show-details="true"/>
                <table:data-pilot-member table:name="Gore Verbinski " table:display="true" table:show-details="true"/>
                <table:data-pilot-member table:name="J.J. Abrams " table:display="true" table:show-details="true"/>
                <table:data-pilot-member table:name="James Cameron " table:display="true" table:show-details="true"/>
                <table:data-pilot-member table:name="James Gunn " table:display="true" table:show-details="true"/>
                <table:data-pilot-member table:name="James Wan " table:display="true" table:show-details="true"/>
                <table:data-pilot-member table:name="Jon Favreau " table:display="true" table:show-details="true"/>
                <table:data-pilot-member table:name="Joss Whedon " table:display="true" table:show-details="true"/>
                <table:data-pilot-member table:name="Lee Unkrich " table:display="true" table:show-details="true"/>
                <table:data-pilot-member table:name="Mel Gibson " table:display="true" table:show-details="true"/>
                <table:data-pilot-member table:name="Michael Bay " table:display="true" table:show-details="true"/>
                <table:data-pilot-member table:name="Pete Docter" table:display="true" table:show-details="true"/>
                <table:data-pilot-member table:name="Peter Jackson " table:display="true" table:show-details="true"/>
                <table:data-pilot-member table:name="Pierre Coffin" table:display="true" table:show-details="true"/>
                <table:data-pilot-member table:name="Robert Zemeckis " table:display="true" table:show-details="true"/>
                <table:data-pilot-member table:name="Roger Allers" table:display="true" table:show-details="true"/>
                <table:data-pilot-member table:name="Sam Raimi " table:display="true" table:show-details="true"/>
                <table:data-pilot-member table:name="Shane Black " table:display="true" table:show-details="true"/>
                <table:data-pilot-member table:name="Steven Spielberg " table:display="true" table:show-details="true"/>
                <table:data-pilot-member table:name="Tim Burton " table:display="true" table:show-details="true"/>
                <table:data-pilot-member table:name="Tim Miller " table:display="true" table:show-details="true"/>
                <table:data-pilot-member table:name="Zack Snyder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票房" table:orientation="data" table:used-hierarchy="0" table:function="sum">
            <table:data-pilot-level table:show-empty="false" calcext:repeat-item-labels="false">
              <table:data-pilot-members>
                <table:data-pilot-member table:name="325419170" table:display="true" table:show-details="true"/>
                <table:data-pilot-member table:name="330360194" table:display="true" table:show-details="true"/>
                <table:data-pilot-member table:name="333036098" table:display="true" table:show-details="true"/>
                <table:data-pilot-member table:name="336045770" table:display="true" table:show-details="true"/>
                <table:data-pilot-member table:name="336993714" table:display="true" table:show-details="true"/>
                <table:data-pilot-member table:name="341268248" table:display="true" table:show-details="true"/>
                <table:data-pilot-member table:name="349958029" table:display="true" table:show-details="true"/>
                <table:data-pilot-member table:name="349978722" table:display="true" table:show-details="true"/>
                <table:data-pilot-member table:name="353007020" table:display="true" table:show-details="true"/>
                <table:data-pilot-member table:name="356461711" table:display="true" table:show-details="true"/>
                <table:data-pilot-member table:name="362648098" table:display="true" table:show-details="true"/>
                <table:data-pilot-member table:name="362761271" table:display="true" table:show-details="true"/>
                <table:data-pilot-member table:name="363070709" table:display="true" table:show-details="true"/>
                <table:data-pilot-member table:name="364333121" table:display="true" table:show-details="true"/>
                <table:data-pilot-member table:name="368297468" table:display="true" table:show-details="true"/>
                <table:data-pilot-member table:name="370687744" table:display="true" table:show-details="true"/>
                <table:data-pilot-member table:name="373897665" table:display="true" table:show-details="true"/>
                <table:data-pilot-member table:name="384058255" table:display="true" table:show-details="true"/>
                <table:data-pilot-member table:name="400794494" table:display="true" table:show-details="true"/>
                <table:data-pilot-member table:name="407092569" table:display="true" table:show-details="true"/>
                <table:data-pilot-member table:name="407299280" table:display="true" table:show-details="true"/>
                <table:data-pilot-member table:name="415499787" table:display="true" table:show-details="true"/>
                <table:data-pilot-member table:name="420548490" table:display="true" table:show-details="true"/>
                <table:data-pilot-member table:name="431402069" table:display="true" table:show-details="true"/>
                <table:data-pilot-member table:name="443526835" table:display="true" table:show-details="true"/>
                <table:data-pilot-member table:name="450343309" table:display="true" table:show-details="true"/>
                <table:data-pilot-member table:name="450412020" table:display="true" table:show-details="true"/>
                <table:data-pilot-member table:name="459005868" table:display="true" table:show-details="true"/>
                <table:data-pilot-member table:name="460743580" table:display="true" table:show-details="true"/>
                <table:data-pilot-member table:name="461910006" table:display="true" table:show-details="true"/>
                <table:data-pilot-member table:name="464502915" table:display="true" table:show-details="true"/>
                <table:data-pilot-member table:name="468035377" table:display="true" table:show-details="true"/>
                <table:data-pilot-member table:name="475063961" table:display="true" table:show-details="true"/>
                <table:data-pilot-member table:name="479387995" table:display="true" table:show-details="true"/>
                <table:data-pilot-member table:name="485854084" table:display="true" table:show-details="true"/>
                <table:data-pilot-member table:name="496896457" table:display="true" table:show-details="true"/>
                <table:data-pilot-member table:name="526928706" table:display="true" table:show-details="true"/>
                <table:data-pilot-member table:name="531129701" table:display="true" table:show-details="true"/>
                <table:data-pilot-member table:name="552776575" table:display="true" table:show-details="true"/>
                <table:data-pilot-member table:name="587744874" table:display="true" table:show-details="true"/>
                <table:data-pilot-member table:name="619259828" table:display="true" table:show-details="true"/>
                <table:data-pilot-member table:name="631019280" table:display="true" table:show-details="true"/>
                <table:data-pilot-member table:name="642513132" table:display="true" table:show-details="true"/>
                <table:data-pilot-member table:name="652270625" table:display="true" table:show-details="true"/>
                <table:data-pilot-member table:name="657150708" table:display="true" table:show-details="true"/>
                <table:data-pilot-member table:name="838643426" table:display="true" table:show-details="true"/>
                <table:data-pilot-member table:name="936662225" table:display="true" table:show-details="true"/>
                <table:data-pilot-member table:name="945277435" table:display="true" table:show-details="true"/>
                <table:data-pilot-member table:name="1016552578" table:display="true" table:show-details="true"/>
                <table:data-pilot-member table:name="13830872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00/00/00</text:date>, <text:time style:data-style-name="N2" text:time-value="23:00:17.225671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2T23:18:20.764294394</dc:date>
    <meta:editing-duration>PT10M53S</meta:editing-duration>
    <meta:editing-cycles>4</meta:editing-cycles>
    <meta:generator>LibreOffice/5.1.2.2$Linux_X86_64 LibreOffice_project/10m0$Build-2</meta:generator>
    <meta:document-statistic meta:table-count="3" meta:cell-count="531" meta:object-count="0"/>
  </office:meta>
</office:document-meta>
</file>